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fo:color="#000000" style:font-name="Arial" fo:font-size="11pt" fo:background-color="transparen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letter-spacing="normal" fo:language="ru" fo:country="RU"/>
    </style:style>
    <style:style style:name="T5" style:family="text">
      <style:text-properties fo:font-variant="normal" fo:text-transform="none" fo:letter-spacing="normal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<text:soft-page-break/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2"><text:span text:style-name="T4">Остаток от деления первого натурального числа на второе натуральное. Если делитель равен нулю, то вывести натуральное, на 1 больше, чем делимое.</text:span>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/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N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'Lucida Sans Unicode'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52</meta:editing-cycles>
    <dc:date>2014-10-09T21:15:01</dc:date>
    <meta:editing-duration>P1DT8H14M39S</meta:editing-duration>
    <meta:document-statistic meta:table-count="1" meta:image-count="0" meta:object-count="0" meta:page-count="3" meta:paragraph-count="144" meta:word-count="345" meta:character-count="2356" meta:non-whitespace-character-count="2149"/>
  </office:meta>
</office:document-meta>
</file>